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colum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ab91b"/>
    </style:style>
    <style:style style:name="T4" style:family="text">
      <style:text-properties style:text-position="0% 100%" fo:font-style="italic" style:text-underline-style="solid" style:text-underline-width="auto" style:text-underline-color="font-color" style:font-style-asian="italic" style:font-style-complex="italic"/>
    </style:style>
    <style:style style:name="T5" style:family="text">
      <style:text-properties style:text-position="0% 100%" fo:font-style="italic" style:text-underline-style="none"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ez claves de la nueva ley que regulará el crowdfunding</text:p>
      <text:p text:style-name="Standard">Fue una ley que nació con mucha polémica, ya que el primer anteproyecto, de febrero del año pasado, no contentó a nadie: ni a las empresas afectadas, ni a los inversores ni, por supuesto, a las plataformas web que ejercerán de intermediarios entre los dos agentes anteriores.</text:p>
      <text:p>Sin embargo, las negociaciones han dado sus frutos y, finalmente, la Ley de fomento de la financiación empresarial que regulará el crowdfunding (financiación participativa o en masa) ha acabado logrando el consenso de casi todos los implicados. Ya está en vigor.</text:p>
      <text:p text:style-name="Standard">El texto de esta nueva ley, inédita en nuestro país, contiene algunas claves que conviene analizar. Son las siguientes:</text:p>
      <text:p text:style-name="Standard">Tipos de crowdfunding</text:p>
      <text:p text:style-name="Standard">¿A qué crowdfunding afecta la ley? Muy grosso modo, podemos hablar de tres tipos de crowdfunding. En primer lugar está el crowdfunding tradicional o de recompensas. En él, un autor cualquiera presenta una obra (un libro, un disco, una exposición...) y la financia a través de aportaciones económicas de distintos usuarios, que obtendrán una recompensa u otra en función de la cantidad aportada. Este tipo de crowdfunding no se verá afectado por esta nueva ley.</text:p>
      <text:p>En segundo lugar encontramos el equity crowdfunding o crowdfunding de acciones, en el que una empresa que necesita financiación recurre a pequeños inversores que reciben a cambio una participación accionarial en la empresa en función, igualmente, del dinero que hayan aportado. Este crowdfunding sí se ve afectado por la nueva ley.</text:p>
      <text:p>En tercer y último lugar tenemos el crowdlending o préstamos P2P, en el que una empresa o un pequeño emprendedor, ante la necesidad de financiación, recurre a pequeños inversores que le prestarán ese dinero. En este caso no hay trasvase alguno de acciones: pasado un tiempo, el emprendedor devolverá ese dinero a los usuarios con un interés previamente fijado. A este tipo de crowdfunding también le afecta la ley.</text:p>
      <text:p text:style-name="Standard">Inversores</text:p>
      <text:p text:style-name="Standard">La ley crea dos tipos de figuras de inversión: el inversor acreditado y el no acreditado, cuyos límites de inversión son distintos. Los acreditados serán los inversores institucionales; las empresas o fondos con activos por valor de un millón de €, negocio por valor de dos millones o unos recursos propios de 300.000 €; y las personas físicas con unas rentas anuales superiores a los 50.000 € o un patrimonio de más de 100.000 €.</text:p>
      <text:p text:style-name="Standard">Los que queden fuera de estas tres condiciones serán considerados inversores no acreditados. E</text:p>
      <text:p text:style-name="Standard">Límites de los inversores</text:p>
      <text:p text:style-name="Standard">Los inversores no acreditados tendrán límite de inversión: no podrán depositar más de 3.000 € por empresa ni más de 10.000 € por año y plataforma. </text:p>
      <text:p text:style-name="Standard">Los acreditados, por su parte, no tendrán límite de inversión. </text:p>
      <text:p>¿Por qué estos límites?</text:p>
      <text:p text:style-name="Standard">Al empezar a sopesar la necesidad de establecer una legislación sobre el crowdfunding, el Gobierno tenía un enorme pánico a que ciudadanos aislados, sin experiencia inversora, arriesgasen su dinero sin ser conscientes de que, al estar invirtiendo en una empresa de riesgo, podían perderlo todo.</text:p>
      <text:p text:style-name="Standard">Por ello, al principio el Gobierno quizá pecó de proteccionista, estableciendo unos límites de inversión demasiado bajos (y perjudiciales para los inversores experimentados) por temor a que muchos pequeños inversores perdiesen su dinero y se sintiesen estafados.</text:p>
      <text:p text:style-name="Standard">Empresas</text:p>
      <text:p text:style-name="Standard">Límite de las startups: 5 millones de €</text:p>
      <text:p text:style-name="Standard">Las startups que decidan financiarse mediante equity crowdfunding acudiendo a inversores acreditados podrán recaudar hasta 5 millones de €. </text:p>
      <text:p text:style-name="Standard">Por su parte, el límite de financiación para las empresas que recurran al equity crowdfunding o al crowdlending a través de inversores no acreditados será de 2 millones de €.</text:p>
      <text:p>No podrán superar el 125%</text:p>
      <text:p text:style-name="Standard">Cuando una empresa recurre al equity crowdfunding se marca un objetivo determinado de financiación. Sin embargo, no es anormal que a veces supere esa cantidad si su proyecto ha entusiasmado a los potenciales inversores. Con la regulación, la ley establece que las empresas <text:soft-page-break/>nunca podrán superar el 125% de la financiación que hayan solicitado.</text:p>
      <text:p text:style-name="Standard">Este punto quizá pueda generar un mínimo molestar. Y es que el crowdfunding es un sistema de todo o nada (si no consigues el 100% de lo que pides, no te llevas nada), con lo que las plataformas de crowdfunding suelen recomendar a las startups que sean modestas en su presupuesto, ya que, en caso de éxito, podrán recaudar mucho más. Sin embargo, la ley limita este punto.</text:p>
      <text:p text:style-name="Standard">Plataformas de crowdfunding</text:p>
      <text:p text:style-name="Standard">Supervisadas por la CNMV</text:p>
      <text:p text:style-name="Standard">Al ser intermediarios financieros entre las empresas y sus inversores, las plataformas de equity crowdfunding pasarán a estar supervisadas por la CNMV, que vigilará su funcionamiento. Las plataformas actuales tienen hasta finales de octubre para formalizar su alta.</text:p>
      <text:p>Sometidas al Banco de España</text:p>
      <text:p text:style-name="Standard">En el caso de las plataformas de crowdlending, al tratarse de entidades de crédito, estarán sometidas al control y la regulación del Banco de España. De hecho, cuando un pequeño inversor quiera comprobar el historial de solvencia de un emprendedor ante de prestarle su dinero, será el propio Banco de España el que regulará los formularios que deberán ser presentados para la tranquilidad del inversor.</text:p>
      <text:p text:style-name="Standard">Capital social: 60.000 €</text:p>
      <text:p text:style-name="Standard">Las empresas de equity crowdfunding deberán constituirse con un capital social mínimo de 60.000 €. Ahora bien, si en el último año han financiado proyectos empresariales por un valor superior a los dos millones, en ese caso su capital social mínimo será de 120.000 €.</text:p>
      <text:p text:style-name="Standard">Además, deberán disponer de un seguro de responsabilidad social con una cobertura mínima de 300.000 € por reclamación de daños y un total de 400.000 € anuales para atender todas las posibles reclamaciones.</text:p>
      <text:p text:style-name="Standard">Próximos pasos</text:p>
      <text:p text:style-name="Standard">Relajación de límites, incentivos fiscales...</text:p>
      <text:p text:style-name="Standard">Una vez aprobada la ley, que ya ha entrado oficialmente en vigor, las plataformas intentarán aprovechar la puerta abierta del Gobierno para seguir haciendo peticiones que, a su modo de ver, beneficien al sector. En su horizonte de expectativas se situarán peticiones enfocadas a la relajación de los límites de inversión (tanto de inversores acreditados como no acreditados), el establecimiento de beneficios e incentivos fiscales para dichos inversores o la relajación también de los límites de financiación para las empres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Fernández Yebra</meta:initial-creator>
    <meta:creation-date>2015-05-12T15:56:27.625000000</meta:creation-date>
    <dc:date>2016-02-18T09:51:36.100000000</dc:date>
    <dc:creator>Diego Fernández</dc:creator>
    <meta:editing-duration>PT1H36M46S</meta:editing-duration>
    <meta:editing-cycles>3</meta:editing-cycles>
    <meta:generator>LibreOffice/4.2.4.2$Windows_x86 LibreOffice_project/63150712c6d317d27ce2db16eb94c2f3d7b699f8</meta:generator>
    <meta:document-statistic meta:table-count="0" meta:image-count="0" meta:object-count="0" meta:page-count="2" meta:paragraph-count="35" meta:word-count="1000" meta:character-count="6213" meta:non-whitespace-character-count="5245"/>
  </office:meta>
</office:document-meta>
</file>